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111in" fo:margin-left="0.0806in" table:align="left" style:shadow="none" style:may-break-between-rows="true" table:border-model="collapsing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0.9097in"/>
    </style:style>
    <style:style style:name="Table1.C" style:family="table-column">
      <style:table-column-properties style:column-width="0.6528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1.2708in"/>
    </style:style>
    <style:style style:name="Table1.F" style:family="table-column">
      <style:table-column-properties style:column-width="1.6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.0382in" fo:border-left="0.75pt solid #1c1c1c" fo:border-right="none" fo:border-top="0.75pt solid #1c1c1c" fo:border-bottom="0.75pt solid #1c1c1c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-left="0.5pt solid #000000" fo:border-right="0.5pt solid #000000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0179ced" officeooo:paragraph-rsid="00179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ced" officeooo:paragraph-rsid="00179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octor data 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">DOCTOR NAME</text:p>
              <text:p text:style-name="P1"/>
            </table:table-cell>
            <table:table-cell table:style-name="Table1.B1" office:value-type="string">
              <text:p text:style-name="P2"/>
            </table:table-cell>
            <table:table-cell table:style-name="Table1.B1" office:value-type="string">
              <text:p text:style-name="P3">HOSPITAL</text:p>
            </table:table-cell>
            <table:table-cell table:style-name="Table1.B1" office:value-type="string">
              <text:p text:style-name="P3">DATE</text:p>
            </table:table-cell>
            <table:table-cell table:style-name="Table1.B1" office:value-type="string">
              <text:p text:style-name="P3">DAY</text:p>
            </table:table-cell>
            <table:table-cell table:style-name="Table1.B1" office:value-type="string">
              <text:p text:style-name="P3">WORK HOUR</text:p>
            </table:table-cell>
            <table:table-cell table:style-name="Table1.B1" office:value-type="string">
              <text:p text:style-name="P3">SPECIALIST</text:p>
            </table:table-cell>
            <table:table-cell table:style-name="Table1.G1" office:value-type="string">
              <text:p text:style-name="P3"/>
            </table:table-cell>
          </table:table-row>
        </table:table-header-rows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G2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doctor_20_data_20_.1" style:display-name="doctor data .1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2" style:display-name="doctor data .2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3" style:display-name="doctor data .3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4" style:display-name="doctor data .4" style:family="table-cell">
      <style:table-cell-properties fo:border-left="0.51pt solid #000000" fo:border-righ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5" style:display-name="doctor data .5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6" style:display-name="doctor data .6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7" style:display-name="doctor data .7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8" style:display-name="doctor data .8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9" style:display-name="doctor data .9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0" style:display-name="doctor data .10" style:family="table-cell">
      <style:table-cell-properties fo:border-left="0.51pt solid #000000" fo:border-righ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1" style:display-name="doctor data .11" style:family="table-cell" style:data-style-name="N10011">
      <style:table-cell-properties fo:background-color="#b2b2b2" fo:border-left="0.74pt solid #1c1c1c" fo:border-top="0.74pt solid #1c1c1c" fo:border-bottom="0.74pt solid #1c1c1c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2" style:display-name="doctor data .12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3" style:display-name="doctor data .13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4" style:display-name="doctor data .14" style:family="table-cell">
      <style:table-cell-properties fo:border-left="0.51pt solid #000000" fo:border-righ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5" style:display-name="doctor data .15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style:style style:name="doctor_20_data_20_.16" style:display-name="doctor data .16" style:family="table-cell">
      <style:table-cell-properties fo:border-left="0.51pt solid #000000" fo:border-bottom="0.51pt solid #000000"/>
      <style:text-properties style:font-name-asian="Noto Serif CJK SC" style:font-family-asian="'Noto Serif CJK SC'" style:font-name-complex="Noto Sans Devanagari" style:font-family-complex="'Noto Sans Devanagari'"/>
    </style:style>
    <table:table-template table:name="doctor data " table:first-row-end-column="row" table:first-row-start-column="column" table:last-row-end-column="row" table:last-row-start-column="row">
      <table:first-row table:style-name="doctor_20_data_20_.1"/>
      <table:last-row table:style-name="doctor_20_data_20_.2"/>
      <table:first-column table:style-name="doctor_20_data_20_.3"/>
      <table:last-column table:style-name="doctor_20_data_20_.4"/>
      <table:body table:style-name="doctor_20_data_20_.9"/>
      <table:even-rows table:style-name="doctor_20_data_20_.5"/>
      <table:odd-rows table:style-name="doctor_20_data_20_.6"/>
      <table:even-columns table:style-name="doctor_20_data_20_.7"/>
      <table:odd-columns table:style-name="doctor_20_data_20_.8"/>
      <table:background table:style-name="doctor_20_data_20_.10"/>
      <loext:first-row-even-column table:style-name="doctor_20_data_20_.15"/>
      <loext:last-row-even-column table:style-name="doctor_20_data_20_.16"/>
      <loext:first-row-end-column table:style-name="doctor_20_data_20_.12"/>
      <loext:first-row-start-column table:style-name="doctor_20_data_20_.11"/>
      <loext:last-row-end-column table:style-name="doctor_20_data_20_.14"/>
      <loext:last-row-start-column table:style-name="doctor_20_data_20_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7:46:48.224672798</meta:creation-date>
    <dc:date>2026-03-26T17:58:15.001326131</dc:date>
    <meta:editing-duration>PT30S</meta:editing-duration>
    <meta:editing-cycles>1</meta:editing-cycles>
    <meta:document-statistic meta:table-count="1" meta:image-count="0" meta:object-count="0" meta:page-count="1" meta:paragraph-count="6" meta:word-count="8" meta:character-count="45" meta:non-whitespace-character-count="43"/>
    <meta:generator>LibreOffice/25.8.5.2$Linux_X86_64 LibreOffice_project/252c20f6956e3db0b52e6e2f9dda67263513c8fc</meta:generator>
  </office:meta>
</office:document-meta>
</file>